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style-name="ce1" office:value-type="string">
            <text:p>chiro monomer simulations</text:p>
          </table:table-cell>
          <table:table-cell table:style-name="ce1"/>
        </table:table-row>
        <table:table-row table:style-name="ro2">
          <table:table-cell table:style-name="ce1" office:value-type="string">
            <text:p>sets</text:p>
          </table:table-cell>
          <table:table-cell table:style-name="ce1" office:value-type="string">
            <text:p>clusters</text:p>
          </table:table-cell>
        </table:table-row>
        <table:table-row table:style-name="ro2">
          <table:table-cell office:value-type="string">
            <text:p>0-100</text:p>
          </table:table-cell>
          <table:table-cell office:value-type="string">
            <text:p>CCB</text:p>
          </table:table-cell>
        </table:table-row>
        <table:table-row table:style-name="ro2">
          <table:table-cell office:value-type="string">
            <text:p>101-200</text:p>
          </table:table-cell>
          <table:table-cell office:value-type="string">
            <text:p>CCB</text:p>
          </table:table-cell>
        </table:table-row>
        <table:table-row table:style-name="ro2">
          <table:table-cell office:value-type="string">
            <text:p>201-300</text:p>
          </table:table-cell>
          <table:table-cell office:value-type="string">
            <text:p>CCB</text:p>
          </table:table-cell>
        </table:table-row>
        <table:table-row table:style-name="ro2">
          <table:table-cell office:value-type="string">
            <text:p>301-400</text:p>
          </table:table-cell>
          <table:table-cell office:value-type="string">
            <text:p>CCB</text:p>
          </table:table-cell>
        </table:table-row>
        <table:table-row table:style-name="ro2">
          <table:table-cell office:value-type="string">
            <text:p>401-500</text:p>
          </table:table-cell>
          <table:table-cell office:value-type="string">
            <text:p>CCB (*)</text:p>
          </table:table-cell>
        </table:table-row>
        <table:table-row table:style-name="ro2">
          <table:table-cell office:value-type="string">
            <text:p>501-600</text:p>
          </table:table-cell>
          <table:table-cell office:value-type="string">
            <text:p>Whale</text:p>
          </table:table-cell>
        </table:table-row>
        <table:table-row table:style-name="ro2">
          <table:table-cell office:value-type="string">
            <text:p>601-700</text:p>
          </table:table-cell>
          <table:table-cell office:value-type="string">
            <text:p>Whale</text:p>
          </table:table-cell>
        </table:table-row>
        <table:table-row table:style-name="ro2">
          <table:table-cell office:value-type="string">
            <text:p>701-800</text:p>
          </table:table-cell>
          <table:table-cell office:value-type="string">
            <text:p>Whale (*)</text:p>
          </table:table-cell>
        </table:table-row>
        <table:table-row table:style-name="ro2">
          <table:table-cell office:value-type="string">
            <text:p>801-900</text:p>
          </table:table-cell>
          <table:table-cell office:value-type="string">
            <text:p>Whale (*)</text:p>
          </table:table-cell>
        </table:table-row>
        <table:table-row table:style-name="ro1">
          <table:table-cell office:value-type="string">
            <text:p>901-1000</text:p>
          </table:table-cell>
          <table:table-cell office:value-type="string">
            <text:p>Greatwhite (*)</text:p>
          </table:table-cell>
        </table:table-row>
        <table:table-row table:style-name="ro2">
          <table:table-cell office:value-type="string">
            <text:p>1001-1117</text:p>
          </table:table-cell>
          <table:table-cell office:value-type="string">
            <text:p>Whale (*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(*) = running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4">03/04/2008</text:date>, <text:time>12:0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3-04T11:50:31</meta:creation-date>
    <dc:date>2008-03-04T12:08:42</dc:date>
    <dc:language>en-US</dc:language>
    <meta:editing-cycles>2</meta:editing-cycles>
    <meta:editing-duration>PT18M13S</meta:editing-duration>
    <meta:user-defined meta:name="Info 1"/>
    <meta:user-defined meta:name="Info 2"/>
    <meta:user-defined meta:name="Info 3"/>
    <meta:user-defined meta:name="Info 4"/>
    <meta:document-statistic meta:table-count="3" meta:cell-count="26"/>
  </office:meta>
</office:document-meta>
</file>